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39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0.64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T1" style:family="text">
      <style:text-properties style:font-name="Free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VM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span text:style-name="T1"># MultiZone reserved: 8K @0x20220000, 4K @0x01800000, </text:span>2.5K @0x01000000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 / eNVM (12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39099136" calcext:value-type="float">
            <text:p>539099136</text:p>
          </table:table-cell>
          <table:table-cell table:style-name="ce14" office:value-type="string" calcext:value-type="string">
            <text:p>0x2022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BOOT</text:p>
          </table:table-cell>
          <table:table-cell table:style-name="ce8" office:value-type="float" office:value="18" calcext:value-type="float">
            <text:p>18</text:p>
          </table:table-cell>
          <table:table-cell table:style-name="ce6" table:formula="of:=[.C6]+[.B6]*1024" office:value-type="float" office:value="539107328" calcext:value-type="float">
            <text:p>539107328</text:p>
          </table:table-cell>
          <table:table-cell table:style-name="ce25" table:formula="of:=CONCATENATE(&quot;0x&quot;;DEC2HEX([.C7];8))" office:value-type="string" office:string-value="0x20222000" calcext:value-type="string">
            <text:p>0x20222000</text:p>
          </table:table-cell>
          <table:table-cell table:style-name="ce25"/>
          <table:table-cell table:style-name="ce32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16" calcext:value-type="float">
            <text:p>16</text:p>
          </table:table-cell>
          <table:table-cell table:style-name="ce6" table:formula="of:=[.C7]+[.B7]*1024" office:value-type="float" office:value="539125760" calcext:value-type="float">
            <text:p>539125760</text:p>
          </table:table-cell>
          <table:table-cell table:style-name="ce25" table:formula="of:=CONCATENATE(&quot;0x&quot;;DEC2HEX([.C8];8))" office:value-type="string" office:string-value="0x20226800" calcext:value-type="string">
            <text:p>0x20226800</text:p>
          </table:table-cell>
          <table:table-cell table:style-name="ce25"/>
          <table:table-cell table:style-name="ce32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8]+[.B8]*1024" office:value-type="float" office:value="539142144" calcext:value-type="float">
            <text:p>539142144</text:p>
          </table:table-cell>
          <table:table-cell table:style-name="ce25" table:formula="of:=CONCATENATE(&quot;0x&quot;;DEC2HEX([.C9];8))" office:value-type="string" office:string-value="0x2022A800" calcext:value-type="string">
            <text:p>0x2022A800</text:p>
          </table:table-cell>
          <table:table-cell table:style-name="ce25"/>
          <table:table-cell table:style-name="ce32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539150336" calcext:value-type="float">
            <text:p>539150336</text:p>
          </table:table-cell>
          <table:table-cell table:style-name="ce25" table:formula="of:=CONCATENATE(&quot;0x&quot;;DEC2HEX([.C10];8))" office:value-type="string" office:string-value="0x2022C800" calcext:value-type="string">
            <text:p>0x2022C800</text:p>
          </table:table-cell>
          <table:table-cell table:style-name="ce25"/>
          <table:table-cell table:style-name="ce32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10]+[.B10]*1024" office:value-type="float" office:value="539158528" calcext:value-type="float">
            <text:p>539158528</text:p>
          </table:table-cell>
          <table:table-cell table:style-name="ce25" table:formula="of:=CONCATENATE(&quot;0x&quot;;DEC2HEX([.C11];8))" office:value-type="string" office:string-value="0x2022E800" calcext:value-type="string">
            <text:p>0x2022E800</text:p>
          </table:table-cell>
          <table:table-cell table:style-name="ce25"/>
          <table:table-cell table:style-name="ce32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6" calcext:value-type="float">
            <text:p>6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E51 ITIM (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5];&quot;0x&quot;;&quot;&quot;))" office:value-type="float" office:value="25165824" calcext:value-type="float">
            <text:p>25165824</text:p>
          </table:table-cell>
          <table:table-cell table:style-name="ce14" office:value-type="string" calcext:value-type="string">
            <text:p>0x01800000</text:p>
          </table:table-cell>
          <table:table-cell table:style-name="ce25"/>
          <table:table-cell table:style-name="ce32" table:formula="of:=IF(AND(LOG([.B15];2)=TRUNC(LOG([.B15];2)); MOD([.C15];[.B15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5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E51 DTIM (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formula="of:=HEX2DEC(SUBSTITUTE([.D19];&quot;0x&quot;;&quot;&quot;))" office:value-type="float" office:value="16777216" calcext:value-type="float">
            <text:p>16777216</text:p>
          </table:table-cell>
          <table:table-cell table:style-name="ce14" office:value-type="string" calcext:value-type="string">
            <text:p>0x01000000</text:p>
          </table:table-cell>
          <table:table-cell table:style-name="ce25"/>
          <table:table-cell table:style-name="ce32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9:.B19])" office:value-type="float" office:value="2.5" calcext:value-type="float">
            <text:p>2.5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AM / LIM (2M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23];&quot;0x&quot;;&quot;&quot;))" office:value-type="float" office:value="134217728" calcext:value-type="float">
            <text:p>134217728</text:p>
          </table:table-cell>
          <table:table-cell table:style-name="ce25" office:value-type="string" calcext:value-type="string">
            <text:p>0x08000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6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134221824" calcext:value-type="float">
            <text:p>134221824</text:p>
          </table:table-cell>
          <table:table-cell table:style-name="ce25" table:formula="of:=CONCATENATE(&quot;0x&quot;;DEC2HEX([.C24];8))" office:value-type="string" office:string-value="0x08001000" calcext:value-type="string">
            <text:p>0x08001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6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4]+[.B24]*1024" office:value-type="float" office:value="134225920" calcext:value-type="float">
            <text:p>134225920</text:p>
          </table:table-cell>
          <table:table-cell table:style-name="ce25" table:formula="of:=CONCATENATE(&quot;0x&quot;;DEC2HEX([.C25];8))" office:value-type="string" office:string-value="0x08002000" calcext:value-type="string">
            <text:p>0x08002000</text:p>
          </table:table-cell>
          <table:table-cell table:style-name="ce25"/>
          <table:table-cell table:style-name="ce32" table:formula="of:=IF(AND(LOG([.B25];2)=TRUNC(LOG([.B25];2)); MOD([.C25];[.B25]*1024)=0)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6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5]+[.B25]*1024" office:value-type="float" office:value="134230016" calcext:value-type="float">
            <text:p>134230016</text:p>
          </table:table-cell>
          <table:table-cell table:style-name="ce25" table:formula="of:=CONCATENATE(&quot;0x&quot;;DEC2HEX([.C26];8))" office:value-type="string" office:string-value="0x08003000" calcext:value-type="string">
            <text:p>0x08003000</text:p>
          </table:table-cell>
          <table:table-cell table:style-name="ce25"/>
          <table:table-cell table:style-name="ce32" table:formula="of:=IF(AND(LOG([.B26];2)=TRUNC(LOG([.B26];2)); MOD([.C26];[.B26]*1024)=0)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3:.B26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6:08:06.412671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1-05T15:44:47.794113369</dc:date>
    <meta:editing-cycles>56</meta:editing-cycles>
    <meta:editing-duration>PT8H12S</meta:editing-duration>
    <meta:generator>LibreOffice/7.0.4.2$Linux_X86_64 LibreOffice_project/00$Build-2</meta:generator>
    <meta:document-statistic meta:table-count="1" meta:cell-count="86" meta:object-count="0"/>
  </office:meta>
</office:document-meta>
</file>